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2" style:family="paragraph"/>
    <style:style style:name="P3" style:parent-style-name="ListParagraph" style:list-style-name="LFO2" style:family="paragraph"/>
  </office:automatic-styles>
  <office:body>
    <office:text text:use-soft-page-breaks="true">
      <text:p text:style-name="P1">2025 08 18</text:p>
      <text:p text:style-name="Normal">I think before I stopped working on this I implemented the WordProvider and added all the models, but there is still the actual app itself as well as the views for the following:</text:p>
      <text:list text:style-name="LFO2" text:continue-numbering="true">
        <text:list-item>
          <text:p text:style-name="P2">WordDefinition Header. This is the main header</text:p>
        </text:list-item>
        <text:list-item>
          <text:p text:style-name="P3">The module page.<text:s/></text:p>
        </text:list-item>
      </text:list>
      <text:p text:style-name="Normal"/>
      <text:p text:style-name="Normal">Various Learnings</text:p>
      <text:p text:style-name="Normal">The ContentPresenter is like how React has that child section or Svelte does its children thing. I forget what that is.</text:p>
      <text:p text:style-name="Normal">You need to add the resource dictionary to set the styles of something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ngyoon Kim</meta:initial-creator>
    <dc:creator>Sangyoon Kim</dc:creator>
    <meta:creation-date>2025-08-18T21:49:00Z</meta:creation-date>
    <dc:date>2025-08-18T23:07:00Z</dc:date>
    <meta:template xlink:href="Normal.dotm" xlink:type="simple"/>
    <meta:editing-cycles>2</meta:editing-cycles>
    <meta:editing-duration>PT4680S</meta:editing-duration>
    <meta:document-statistic meta:page-count="1" meta:paragraph-count="1" meta:word-count="69" meta:character-count="464" meta:row-count="3" meta:non-whitespace-character-count="396"/>
  </office:meta>
</office:document-meta>
</file>